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fo:language="en" fo:country="US"/>
    </style:style>
    <style:style style:name="P2" style:parent-style-name="Standard" style:family="paragraph">
      <style:text-properties style:font-name="Verdana" fo:language="en" fo:country="US"/>
    </style:style>
    <style:style style:name="TableColumn4" style:family="table-column">
      <style:table-column-properties style:column-width="1.7715in" style:use-optimal-column-width="false"/>
    </style:style>
    <style:style style:name="TableColumn5" style:family="table-column">
      <style:table-column-properties style:column-width="4.134in" style:use-optimal-column-width="false"/>
    </style:style>
    <style:style style:name="Table3" style:family="table">
      <style:table-properties style:width="5.9055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.0395in" fo:padding-left="0in" fo:padding-bottom="0.0395in" fo:padding-right="0.1576in"/>
    </style:style>
    <style:style style:name="P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" style:family="table-cell">
      <style:table-cell-properties fo:border="none" fo:padding-top="0.0395in" fo:padding-left="0in" fo:padding-bottom="0.0395in" fo:padding-right="0in"/>
    </style:style>
    <style:style style:name="P10" style:parent-style-name="TableContents" style:family="paragraph">
      <style:text-properties style:font-name="Verdana" fo:language="en" fo:country="US"/>
    </style:style>
    <style:style style:name="P11" style:parent-style-name="TableContents" style:family="paragraph">
      <style:text-properties style:font-name="Verdana" fo:language="en" fo:country="US"/>
    </style:style>
    <style:style style:name="P12" style:parent-style-name="TableContents" style:family="paragraph">
      <style:text-properties style:font-name="Verdana"/>
    </style:style>
    <style:style style:name="P13" style:parent-style-name="TableContents" style:family="paragraph">
      <style:text-properties style:font-name="Verdana"/>
    </style:style>
    <style:style style:name="T14" style:parent-style-name="Standardskrifttypeiafsnit" style:family="text">
      <style:text-properties style:font-name="Verdana"/>
    </style:style>
    <style:style style:name="T15" style:parent-style-name="Standardskrifttypeiafsnit" style:family="text">
      <style:text-properties style:font-name="Verdana"/>
    </style:style>
    <style:style style:name="P16" style:parent-style-name="TableContents" style:family="paragraph">
      <style:text-properties style:font-name="Verdana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.0395in" fo:padding-left="0in" fo:padding-bottom="0.0395in" fo:padding-right="0.1576in"/>
    </style:style>
    <style:style style:name="P1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0" style:family="table-cell">
      <style:table-cell-properties fo:border="none" fo:padding-top="0.0395in" fo:padding-left="0in" fo:padding-bottom="0.0395in" fo:padding-right="0in"/>
    </style:style>
    <style:style style:name="P21" style:parent-style-name="TableContents" style:family="paragraph">
      <style:text-properties style:font-name="Verdana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95in" fo:padding-left="0in" fo:padding-bottom="0.0395in" fo:padding-right="0.1576in"/>
    </style:style>
    <style:style style:name="P24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5" style:family="table-cell">
      <style:table-cell-properties fo:border="none" fo:padding-top="0.0395in" fo:padding-left="0in" fo:padding-bottom="0.0395in" fo:padding-right="0in"/>
    </style:style>
    <style:style style:name="P26" style:parent-style-name="TableContents" style:family="paragraph">
      <style:text-properties style:font-name="Verdan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.0395in" fo:padding-left="0in" fo:padding-bottom="0.0395in" fo:padding-right="0.1576in"/>
    </style:style>
    <style:style style:name="P2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30" style:family="table-cell">
      <style:table-cell-properties fo:border="none" fo:padding-top="0.0395in" fo:padding-left="0in" fo:padding-bottom="0.0395in" fo:padding-right="0in"/>
    </style:style>
    <style:style style:name="P31" style:parent-style-name="TableContents" style:family="paragraph">
      <style:text-properties style:font-name="Verdana"/>
    </style:style>
    <style:style style:name="P32" style:parent-style-name="Standard" style:family="paragraph">
      <style:text-properties style:font-name="Verdana" fo:language="en" fo:country="US"/>
    </style:style>
    <style:style style:name="P33" style:parent-style-name="Standard" style:family="paragraph">
      <style:text-properties style:font-name="Verdana" fo:language="en" fo:country="US"/>
    </style:style>
    <style:style style:name="P34" style:parent-style-name="Standard" style:family="paragraph">
      <style:text-properties style:font-name="Verdana" fo:language="en" fo:country="US"/>
    </style:style>
    <style:style style:name="P35" style:parent-style-name="Standard" style:family="paragraph">
      <style:text-properties style:font-name="Verdana" fo:language="en" fo:country="US"/>
    </style:style>
    <style:style style:name="P36" style:parent-style-name="Standard" style:family="paragraph">
      <style:text-properties style:font-name="Verdana" fo:language="en" fo:country="US"/>
    </style:style>
    <style:style style:name="TableColumn38" style:family="table-column">
      <style:table-column-properties style:column-width="5.8069in" style:use-optimal-column-width="false"/>
    </style:style>
    <style:style style:name="Table37" style:family="table">
      <style:table-properties style:width="5.8069in" fo:margin-left="0.4923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padding-top="0.0395in" fo:padding-left="0in" fo:padding-bottom="0.0395in" fo:padding-right="0in"/>
    </style:style>
    <style:style style:name="P41" style:parent-style-name="Standard" style:family="paragraph">
      <style:text-properties style:font-name="Verdana" fo:language="en" fo:country="U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fo:padding-top="0.0395in" fo:padding-left="0in" fo:padding-bottom="0.0395in" fo:padding-right="0in"/>
    </style:style>
    <style:style style:name="P44" style:parent-style-name="Standard" style:family="paragraph">
      <style:text-properties style:font-name="Verdana" fo:language="en" fo:country="US"/>
    </style:style>
    <style:style style:name="P45" style:parent-style-name="Standard" style:family="paragraph">
      <style:text-properties style:font-name="Verdana" fo:language="en" fo:country="US"/>
    </style:style>
    <style:style style:name="P46" style:parent-style-name="Standard" style:family="paragraph">
      <style:text-properties style:font-name="Verdana" fo:language="en" fo:country="US"/>
    </style:style>
    <style:style style:name="P47" style:parent-style-name="Standard" style:family="paragraph">
      <style:text-properties style:font-name="Verdana" fo:language="en" fo:country="US"/>
    </style:style>
    <style:style style:name="TableColumn49" style:family="table-column">
      <style:table-column-properties style:column-width="2.7687in" style:use-optimal-column-width="false"/>
    </style:style>
    <style:style style:name="TableColumn50" style:family="table-column">
      <style:table-column-properties style:column-width="2.9395in" style:use-optimal-column-width="false"/>
    </style:style>
    <style:style style:name="Table48" style:family="table">
      <style:table-properties style:width="5.7083in" fo:margin-left="0.59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.0395in" fo:padding-left="0in" fo:padding-bottom="0.0395in" fo:padding-right="0.1576in"/>
    </style:style>
    <style:style style:name="P53" style:parent-style-name="Standard" style:family="paragraph">
      <style:paragraph-properties fo:text-align="end"/>
      <style:text-properties style:font-name="Verdana" fo:language="en" fo:country="US"/>
    </style:style>
    <style:style style:name="TableCell54" style:family="table-cell">
      <style:table-cell-properties fo:border="none" fo:padding-top="0.0395in" fo:padding-left="0in" fo:padding-bottom="0.0395in" fo:padding-right="0in"/>
    </style:style>
    <style:style style:name="P55" style:parent-style-name="Standard" style:family="paragraph">
      <style:text-properties style:font-name="Verdana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.0395in" fo:padding-left="0in" fo:padding-bottom="0.0395in" fo:padding-right="0.1576in"/>
    </style:style>
    <style:style style:name="P58" style:parent-style-name="Standard" style:family="paragraph">
      <style:paragraph-properties fo:text-align="end"/>
      <style:text-properties style:font-name="Verdana" fo:language="en" fo:country="US"/>
    </style:style>
    <style:style style:name="TableCell59" style:family="table-cell">
      <style:table-cell-properties fo:border="none" fo:padding-top="0.0395in" fo:padding-left="0in" fo:padding-bottom="0.0395in" fo:padding-right="0in"/>
    </style:style>
    <style:style style:name="P60" style:parent-style-name="Standard" style:family="paragraph">
      <style:text-properties style:font-name="Verdana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.0395in" fo:padding-left="0in" fo:padding-bottom="0.0395in" fo:padding-right="0.1576in"/>
    </style:style>
    <style:style style:name="P63" style:parent-style-name="Standard" style:family="paragraph">
      <style:paragraph-properties fo:text-align="end"/>
      <style:text-properties style:font-name="Verdana"/>
    </style:style>
    <style:style style:name="P64" style:parent-style-name="Standard" style:family="paragraph">
      <style:paragraph-properties fo:text-align="end"/>
      <style:text-properties style:font-name="Verdana"/>
    </style:style>
    <style:style style:name="P65" style:parent-style-name="Standard" style:family="paragraph">
      <style:paragraph-properties fo:text-align="end"/>
      <style:text-properties style:font-name="Verdana"/>
    </style:style>
    <style:style style:name="P66" style:parent-style-name="Standard" style:family="paragraph">
      <style:paragraph-properties fo:text-align="end"/>
      <style:text-properties style:font-name="Verdana"/>
    </style:style>
    <style:style style:name="TableCell67" style:family="table-cell">
      <style:table-cell-properties fo:border="none" fo:padding-top="0.0395in" fo:padding-left="0in" fo:padding-bottom="0.0395in" fo:padding-right="0in"/>
    </style:style>
    <style:style style:name="P68" style:parent-style-name="Standard" style:family="paragraph">
      <style:text-properties style:font-name="Verdana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.0395in" fo:padding-left="0in" fo:padding-bottom="0.0395in" fo:padding-right="0.1576in"/>
    </style:style>
    <style:style style:name="P71" style:parent-style-name="Standard" style:family="paragraph">
      <style:paragraph-properties fo:text-align="end"/>
      <style:text-properties style:font-name="Verdana"/>
    </style:style>
    <style:style style:name="P72" style:parent-style-name="Standard" style:family="paragraph">
      <style:paragraph-properties fo:text-align="end"/>
      <style:text-properties style:font-name="Verdana"/>
    </style:style>
    <style:style style:name="P73" style:parent-style-name="Standard" style:family="paragraph">
      <style:paragraph-properties fo:text-align="end"/>
      <style:text-properties style:font-name="Verdana"/>
    </style:style>
    <style:style style:name="P74" style:parent-style-name="Standard" style:family="paragraph">
      <style:paragraph-properties fo:text-align="end"/>
      <style:text-properties style:font-name="Verdana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Standardskrifttypeiafsnit" style:family="text">
      <style:text-properties style:font-name="Verdana" style:font-name-asian="Times New Roman" style:font-name-complex="Times New Roman" style:language-complex="ar" style:country-complex="SA"/>
    </style:style>
    <style:style style:name="TableCell77" style:family="table-cell">
      <style:table-cell-properties fo:border="none" fo:padding-top="0.0395in" fo:padding-left="0in" fo:padding-bottom="0.0395in" fo:padding-right="0in"/>
    </style:style>
    <style:style style:name="P78" style:parent-style-name="Standard" style:family="paragraph">
      <style:text-properties style:font-name="Verdana" fo:language="en" fo:country="US"/>
    </style:style>
    <style:style style:name="P79" style:parent-style-name="Standard" style:family="paragraph">
      <style:text-properties style:font-name="Verdana" fo:language="en" fo:country="US"/>
    </style:style>
    <style:style style:name="TableColumn81" style:family="table-column">
      <style:table-column-properties style:column-width="1.7715in" style:use-optimal-column-width="false"/>
    </style:style>
    <style:style style:name="TableColumn82" style:family="table-column">
      <style:table-column-properties style:column-width="2.2659in" style:use-optimal-column-width="false"/>
    </style:style>
    <style:style style:name="Table80" style:family="table">
      <style:table-properties style:width="4.0375in" fo:margin-left="0.3937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padding-top="0.0395in" fo:padding-left="0in" fo:padding-bottom="0.0395in" fo:padding-right="0.1576in"/>
    </style:style>
    <style:style style:name="P8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86" style:family="table-cell">
      <style:table-cell-properties fo:border-top="none" fo:border-left="none" fo:border-bottom="0.0034in solid #000000" fo:border-right="none" fo:padding-top="0.0395in" fo:padding-left="0in" fo:padding-bottom="0.0395in" fo:padding-right="0in"/>
    </style:style>
    <style:style style:name="P87" style:parent-style-name="TableContents" style:family="paragraph">
      <style:text-properties style:font-name="Verdan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.0395in" fo:padding-left="0in" fo:padding-bottom="0.0395in" fo:padding-right="0.1576in"/>
    </style:style>
    <style:style style:name="P9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1" style:family="table-cell">
      <style:table-cell-properties fo:border="none" fo:padding-top="0.0395in" fo:padding-left="0in" fo:padding-bottom="0.0395in" fo:padding-right="0in"/>
    </style:style>
    <style:style style:name="P92" style:parent-style-name="TableContents" style:family="paragraph"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padding-top="0.0395in" fo:padding-left="0in" fo:padding-bottom="0.0395in" fo:padding-right="0.1576in"/>
    </style:style>
    <style:style style:name="P9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6" style:family="table-cell">
      <style:table-cell-properties fo:border="none" fo:padding-top="0.0395in" fo:padding-left="0in" fo:padding-bottom="0.0395in" fo:padding-right="0in"/>
    </style:style>
    <style:style style:name="P97" style:parent-style-name="TableContents" style:family="paragraph">
      <style:text-properties style:font-name="Verdan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padding-top="0.0395in" fo:padding-left="0in" fo:padding-bottom="0.0395in" fo:padding-right="0.1576in"/>
    </style:style>
    <style:style style:name="P10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1" style:family="table-cell">
      <style:table-cell-properties fo:border="none" fo:padding-top="0.0395in" fo:padding-left="0in" fo:padding-bottom="0.0395in" fo:padding-right="0in"/>
    </style:style>
    <style:style style:name="P102" style:parent-style-name="TableContents" style:family="paragraph">
      <style:text-properties style:font-name="Verdana"/>
    </style:style>
    <style:style style:name="P103" style:parent-style-name="Standard" style:family="paragraph">
      <style:text-properties style:font-name="Verdana" fo:language="en" fo:country="US"/>
    </style:style>
  </office:automatic-styles>
  <office:body>
    <office:text text:use-soft-page-breaks="true">
      <text:p text:style-name="P1">Declaration of Conformity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anufacturer:</text:p>
          </table:table-cell>
          <table:table-cell table:style-name="TableCell9">
            <text:p text:style-name="P10">DK-Technologies A/S</text:p>
            <text:p text:style-name="P11">Marielundvej 37D</text:p>
            <text:p text:style-name="P12">DK-2730, Herlev</text:p>
            <text:p text:style-name="P13">Denmark</text:p>
            <text:p text:style-name="TableContents"><text:span text:style-name="T14">email:<text:s/></text:span><text:a xlink:href="mailto:info@dk-technologies.com" office:target-frame-name="_top" xlink:show="replace"><text:span text:style-name="T15">info@dk-technologies.com</text:span></text:a></text:p>
            <text:p text:style-name="P16">phone: (+45) 44850255</text:p>
          </table:table-cell>
        </table:table-row>
        <table:table-row table:style-name="TableRow17">
          <table:table-cell table:style-name="TableCell18">
            <text:p text:style-name="P19">Product:</text:p>
          </table:table-cell>
          <table:table-cell table:style-name="TableCell20">
            <text:p text:style-name="P21">VariTime Changeover unit</text:p>
          </table:table-cell>
        </table:table-row>
        <table:table-row table:style-name="TableRow22">
          <table:table-cell table:style-name="TableCell23">
            <text:p text:style-name="P24">Type:</text:p>
          </table:table-cell>
          <table:table-cell table:style-name="TableCell25">
            <text:p text:style-name="P26">PT5211 / MCO5211</text:p>
          </table:table-cell>
        </table:table-row>
        <table:table-row table:style-name="TableRow27">
          <table:table-cell table:style-name="TableCell28">
            <text:p text:style-name="P29">Year of applying CE marking:</text:p>
          </table:table-cell>
          <table:table-cell table:style-name="TableCell30">
            <text:p text:style-name="P31">2013</text:p>
          </table:table-cell>
        </table:table-row>
      </table:table>
      <text:p text:style-name="P32"/>
      <text:p text:style-name="P33">We declare under our sole responsibility that the products, to which this declaration relates, are in conformity with the Council<text:s/>Directives on the approximation of the laws of the EEC Member States relating to the following:</text:p>
      <text:p text:style-name="P34"/>
      <text:p text:style-name="P35">Directives</text:p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Electromagnetic compatibility (2004/108/EEC)</text:p>
          </table:table-cell>
        </table:table-row>
        <table:table-row table:style-name="TableRow42">
          <table:table-cell table:style-name="TableCell43">
            <text:p text:style-name="P44">Low Voltage Directive (2006/95/EC)</text:p>
          </table:table-cell>
        </table:table-row>
      </table:table>
      <text:p text:style-name="P45"><text:tab/></text:p>
      <text:p text:style-name="P46">and Standards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EN 50103-1:2009</text:p>
          </table:table-cell>
          <table:table-cell table:style-name="TableCell54">
            <text:p text:style-name="P55">Emission, professional audio<text:s/>video</text:p>
          </table:table-cell>
        </table:table-row>
        <table:table-row table:style-name="TableRow56">
          <table:table-cell table:style-name="TableCell57">
            <text:p text:style-name="P58">EN 55103-1:2009</text:p>
          </table:table-cell>
          <table:table-cell table:style-name="TableCell59">
            <text:p text:style-name="P60">Immunity, professional audio video</text:p>
          </table:table-cell>
        </table:table-row>
        <table:table-row table:style-name="TableRow61">
          <table:table-cell table:style-name="TableCell62">
            <text:p text:style-name="P63">EN 61000-3-2:2006</text:p>
            <text:p text:style-name="P64">EN 61000-3-2:2006/A1:2009</text:p>
            <text:p text:style-name="P65">EN 61000-3-2:2006/A2:2009</text:p>
            <text:p text:style-name="P66">EN 61000-3-3:2008</text:p>
          </table:table-cell>
          <table:table-cell table:style-name="TableCell67">
            <text:p text:style-name="P68">Electromagnetic compatibility (EMC)</text:p>
          </table:table-cell>
        </table:table-row>
        <table:table-row table:style-name="TableRow69">
          <table:table-cell table:style-name="TableCell70">
            <text:p text:style-name="P71">EN 60950-1:2006</text:p>
            <text:p text:style-name="P72">EN 60950-1/A1:2010</text:p>
            <text:p text:style-name="P73">EN 60950-1/A11:2009</text:p>
            <text:p text:style-name="P74">EN<text:s/>60950-1/A12:2011</text:p>
            <text:p text:style-name="P75"><text:span text:style-name="T76">CAN/CSA C22.2 No. 60950-1-07/UL60950-1, Second Edition 2007,based on IEC 60950-1, Second Edition</text:span></text:p>
          </table:table-cell>
          <table:table-cell table:style-name="TableCell77">
            <text:p text:style-name="P78">Safety, Information technology equipment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Signature: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Name:</text:p>
          </table:table-cell>
          <table:table-cell table:style-name="TableCell91">
            <text:p text:style-name="P92">Jacob Hänel Christensen</text:p>
          </table:table-cell>
        </table:table-row>
        <table:table-row table:style-name="TableRow93">
          <table:table-cell table:style-name="TableCell94">
            <text:p text:style-name="P95">Location:</text:p>
          </table:table-cell>
          <table:table-cell table:style-name="TableCell96">
            <text:p text:style-name="P97">Herlev</text:p>
          </table:table-cell>
        </table:table-row>
        <table:table-row table:style-name="TableRow98">
          <table:table-cell table:style-name="TableCell99">
            <text:p text:style-name="P100">Date:</text:p>
          </table:table-cell>
          <table:table-cell table:style-name="TableCell101">
            <text:p text:style-name="P102">2013-07-19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da" fo:country="DK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style:font-name-complex="Tahoma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illedtekst1" style:display-name="Billedtekst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Sidehoved" style:display-name="Sidehoved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Sidefod" style:display-name="Sidefod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color="#00008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Standardskrifttypeiafsnit1" style:display-name="Standardskrifttype i afsnit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eclaration of Conformity</dc:title>
    <meta:initial-creator>Kim Boll Jensen</meta:initial-creator>
    <dc:creator>Jacob Hänel Christensen</dc:creator>
    <meta:creation-date>2013-08-05T07:05:00Z</meta:creation-date>
    <dc:date>2013-08-05T07:05:00Z</dc:date>
    <meta:print-date>2013-07-29T11:49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73" meta:character-count="1162" meta:row-count="8" meta:non-whitespace-character-count="991"/>
  </office:meta>
</office:document-meta>
</file>